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333333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02cm" svg:stroke-color="#333333" draw:marker-start-width="0.352cm" draw:marker-end-width="0.352cm" draw:fill="none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.051cm" draw:marker-start-width="0.276cm" draw:marker-end-width="0.276cm" draw:fill="none" fo:min-height="1.179cm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2.946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401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979cm"/>
    </style:style>
    <style:style style:name="gr11" style:family="graphic" style:parent-style-name="standard">
      <style:graphic-properties svg:stroke-width="0.051cm" svg:stroke-color="#33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0.98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roid Serif'" style:font-style-name="Bold" style:font-family-generic="roman" style:font-pitch="variable" fo:font-size="24pt" fo:font-style="normal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family="'Droid Serif'" style:font-style-name="Bold" style:font-family-generic="roman" style:font-pitch="variable" fo:font-size="24pt" fo:font-style="normal" fo:font-weight="bold"/>
    </style:style>
    <style:style style:name="P4" style:family="paragraph">
      <style:paragraph-properties fo:text-align="center"/>
      <style:text-properties fo:font-family="'Droid Serif'" style:font-style-name="Bold" style:font-family-generic="roman" style:font-pitch="variable" fo:font-size="24pt" fo:font-style="normal" fo:font-weight="bold" style:font-size-asian="16pt" style:font-size-complex="16pt"/>
    </style:style>
    <style:style style:name="P5" style:family="paragraph">
      <style:text-properties fo:font-family="'URW Chancery L'" style:font-pitch="variable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end"/>
    </style:style>
    <style:style style:name="P7" style:family="paragraph">
      <style:text-properties fo:color="#0000ff" fo:font-family="'Droid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end"/>
      <style:text-properties fo:font-size="15pt" style:font-size-asian="15pt" style:font-size-complex="15pt"/>
    </style:style>
    <style:style style:name="P9" style:family="paragraph">
      <style:paragraph-properties fo:text-align="end"/>
      <style:text-properties fo:color="#0000ff" fo:font-family="'Droid Serif'" style:font-family-generic="roman" style:font-pitch="variable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/>
      <style:text-properties fo:color="#0000ff" fo:font-family="'Droid Serif'" style:font-family-generic="roman" style:font-pitch="variable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family="'Droid Serif'" style:font-style-name="Bold" style:font-family-generic="roman" style:font-pitch="variable" fo:font-size="24pt" fo:font-style="normal" fo:font-weight="bold" style:font-size-asian="22pt" style:font-weight-asian="bold" style:font-size-complex="22pt" style:font-weight-complex="bold"/>
    </style:style>
    <style:style style:name="T2" style:family="text">
      <style:text-properties fo:font-family="'Droid Serif'" style:font-style-name="Bold" style:font-family-generic="roman" style:font-pitch="variable" fo:font-size="24pt" fo:font-style="normal" fo:font-weight="bold"/>
    </style:style>
    <style:style style:name="T3" style:family="text">
      <style:text-properties fo:font-family="'Droid Serif'" style:font-style-name="Regular" style:font-family-generic="roman" fo:font-size="24pt" fo:font-style="normal" fo:font-weight="bold" style:font-family-asian="'Droid Serif'" style:font-style-name-asian="Regular" style:font-family-generic-asian="roman" style:font-size-asian="16pt" style:font-family-complex="'Droid Serif'" style:font-style-name-complex="Regular" style:font-family-generic-complex="roman" style:font-size-complex="16pt"/>
    </style:style>
    <style:style style:name="T4" style:family="text">
      <style:text-properties fo:font-family="'Droid Serif'" style:font-style-name="Regular" style:font-family-generic="roman" fo:font-size="24pt" fo:font-style="normal" fo:font-weight="bold" style:font-family-asian="'Droid Serif'" style:font-style-name-asian="Regular" style:font-family-generic-asian="roman" style:font-size-asian="16pt" style:font-family-complex="'Droid Serif'" style:font-style-name-complex="Regular" style:font-family-generic-complex="roman" style:font-size-complex="16pt"/>
    </style:style>
    <style:style style:name="T5" style:family="text">
      <style:text-properties fo:font-family="'Droid Serif'" style:font-style-name="Regular" style:font-family-generic="roman" fo:font-size="24pt" fo:font-style="normal" fo:font-weight="bold" style:font-family-asian="'Droid Serif'" style:font-style-name-asian="Regular" style:font-family-generic-asian="roman" style:font-family-complex="'Droid Serif'" style:font-style-name-complex="Regular" style:font-family-generic-complex="roman"/>
    </style:style>
    <style:style style:name="T6" style:family="text">
      <style:text-properties fo:font-family="'URW Chancery L'" style:font-pitch="variable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00ff" fo:font-family="'Droid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ff" fo:font-family="'Droid Serif'" style:font-style-name="Bold" style:font-family-generic="roman" style:font-pitch="variable" fo:font-size="15pt" fo:font-style="normal" fo:font-weight="bold" style:font-size-asian="15pt" style:font-weight-asian="bold" style:font-size-complex="15pt" style:font-weight-complex="bold"/>
    </style:style>
    <style:style style:name="T9" style:family="text">
      <style:text-properties fo:color="#0000ff" style:text-position="-33% 58%" fo:font-family="'Droid Serif'" style:font-style-name="Bold" style:font-family-generic="roman" style:font-pitch="variable" fo:font-size="15pt" fo:font-style="normal" fo:font-weight="bold" style:font-size-asian="15pt" style:font-weight-asian="bold" style:font-size-complex="15pt" style:font-weight-complex="bold"/>
    </style:style>
    <style:style style:name="T10" style:family="text">
      <style:text-properties fo:color="#0000ff" fo:font-family="'Droid Serif'" style:font-family-generic="roman" style:font-pitch="variable"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family="'Droid Serif'" style:font-style-name="Bold" style:font-family-generic="roman" style:font-pitch="variable" fo:font-size="24pt" fo:font-style="normal" fo:font-weight="bold"/>
    </style:style>
    <style:style style:name="T12" style:family="text">
      <style:text-properties style:text-position="-33% 58%" fo:font-family="'Droid Serif'" style:font-style-name="Bold" style:font-family-generic="roman" style:font-pitch="variable" fo:font-size="24pt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54cm" svg:x="6.053cm" svg:y="0.2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2.54cm" svg:height="2.54cm" svg:x="6.053cm" svg:y="4.048cm">
          <text:p text:style-name="P1"><text:span text:style-name="T2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54cm" svg:height="2.54cm" svg:x="1.206cm" svg:y="8.102cm">
          <text:p text:style-name="P1"><text:span text:style-name="T3">Ф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2.54cm" svg:height="2.54cm" svg:x="10.271cm" svg:y="8.061cm">
          <text:p text:style-name="P1"><text:span text:style-name="T4">Δ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54cm" svg:height="2.54cm" svg:x="6.08cm" svg:y="11.668cm">
          <text:p text:style-name="P1"><text:span text:style-name="T5">Θ,Λ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323cm" svg:y1="2.778cm" svg:x2="7.323cm" svg:y2="4.048cm" draw:start-shape="id1" draw:start-glue-point="8" draw:end-shape="id2" draw:end-glue-point="4" svg:d="m7323 2778v1270">
          <text:p/>
        </draw:connector>
        <draw:connector draw:style-name="gr3" draw:text-style-name="P1" draw:layer="layout" draw:type="line" svg:x1="6.425cm" svg:y1="6.216cm" svg:x2="3.374cm" svg:y2="8.474cm" draw:start-shape="id2" draw:start-glue-point="7" draw:end-shape="id3" draw:end-glue-point="11" svg:d="m6425 6216-3051 2258">
          <text:p/>
        </draw:connector>
        <draw:connector draw:style-name="gr3" draw:text-style-name="P1" draw:layer="layout" draw:type="line" svg:x1="8.221cm" svg:y1="6.216cm" svg:x2="10.643cm" svg:y2="8.433cm" draw:start-shape="id2" draw:start-glue-point="9" draw:end-shape="id4" draw:end-glue-point="5" svg:d="m8221 6216 2422 2217">
          <text:p/>
        </draw:connector>
        <draw:frame draw:style-name="gr4" draw:text-style-name="P5" xml:id="id6" draw:id="id6" draw:layer="layout" svg:width="1.548cm" svg:height="2.063cm" svg:x="10.755cm" svg:y="3.921cm">
          <draw:text-box>
            <text:p><text:span text:style-name="T6">D</text:span></text:p>
          </draw:text-box>
        </draw:frame>
        <draw:frame draw:style-name="gr5" draw:text-style-name="P5" xml:id="id5" draw:id="id5" draw:layer="layout" svg:width="1.408cm" svg:height="2.063cm" svg:x="1.751cm" svg:y="4.175cm">
          <draw:text-box>
            <text:p><text:span text:style-name="T6">R</text:span></text:p>
          </draw:text-box>
        </draw:frame>
        <draw:connector draw:style-name="gr6" draw:text-style-name="P1" draw:layer="layout" draw:type="line" svg:x1="2.455cm" svg:y1="6.238cm" svg:x2="2.476cm" svg:y2="8.102cm" draw:start-shape="id5" draw:start-glue-point="2" draw:end-shape="id3" draw:end-glue-point="4" svg:d="m2455 6238 21 1864">
          <text:p/>
        </draw:connector>
        <draw:connector draw:style-name="gr6" draw:text-style-name="P1" draw:layer="layout" draw:type="line" svg:x1="11.529cm" svg:y1="5.984cm" svg:x2="11.541cm" svg:y2="8.061cm" draw:start-shape="id6" draw:start-glue-point="2" draw:end-shape="id4" draw:end-glue-point="4" svg:d="m11529 5984 12 2077">
          <text:p/>
        </draw:connector>
        <draw:frame draw:style-name="gr7" draw:text-style-name="P7" draw:layer="layout" svg:width="3.175cm" svg:height="1.555cm" svg:x="3.032cm" svg:y="0.08cm">
          <draw:text-box>
            <text:p text:style-name="P6"><text:span text:style-name="T7">Action Snippet</text:span></text:p>
          </draw:text-box>
        </draw:frame>
        <draw:frame draw:style-name="gr8" draw:text-style-name="P7" draw:layer="layout" svg:width="4.318cm" svg:height="3.196cm" svg:x="10.525cm" svg:y="2.376cm">
          <draw:text-box>
            <text:p><text:span text:style-name="T7">Action detection forest</text:span></text:p>
          </draw:text-box>
        </draw:frame>
        <draw:frame draw:style-name="gr7" draw:text-style-name="P9" draw:layer="layout" svg:width="4.699cm" svg:height="2.829cm" svg:x="-1.213cm" svg:y="1.481cm">
          <draw:text-box>
            <text:p text:style-name="P8"><text:span text:style-name="T8">N</text:span><text:span text:style-name="T9">j </text:span><text:span text:style-name="T10">Cross-</text:span></text:p>
            <text:p text:style-name="P8"><text:span text:style-name="T10">modality</text:span></text:p>
            <text:p text:style-name="P8"><text:span text:style-name="T10">regression forests</text:span></text:p>
          </draw:text-box>
        </draw:frame>
        <draw:frame draw:style-name="gr7" draw:text-style-name="P10" draw:layer="layout" svg:width="4.318cm" svg:height="0.865cm" svg:x="9.763cm" svg:y="10.549cm">
          <draw:text-box>
            <text:p text:style-name="P1"><text:span text:style-name="T10">Detected pose </text:span></text:p>
          </draw:text-box>
        </draw:frame>
        <draw:frame draw:style-name="gr7" draw:text-style-name="P7" draw:layer="layout" svg:width="4.826cm" svg:height="0.903cm" svg:x="8.62cm" svg:y="12.557cm">
          <draw:text-box>
            <text:p><text:span text:style-name="T7">Final pose</text:span></text:p>
          </draw:text-box>
        </draw:frame>
        <draw:frame draw:style-name="gr9" draw:text-style-name="P7" draw:layer="layout" svg:width="4.826cm" svg:height="1.651cm" svg:x="0.746cm" svg:y="10.525cm">
          <draw:text-box>
            <text:p><text:span text:style-name="T7">Pose from regression</text:span></text:p>
          </draw:text-box>
        </draw:frame>
        <draw:frame draw:style-name="gr10" draw:text-style-name="P7" draw:layer="layout" svg:width="4.318cm" svg:height="1.555cm" svg:x="4.556cm" svg:y="2.747cm">
          <draw:text-box>
            <text:p><text:span text:style-name="T7">Feature</text:span></text:p>
            <text:p><text:span text:style-name="T7">Vectors</text:span></text:p>
          </draw:text-box>
        </draw:frame>
        <draw:custom-shape draw:style-name="gr2" draw:text-style-name="P4" xml:id="id7" draw:id="id7" draw:layer="layout" svg:width="2.54cm" svg:height="2.54cm" svg:x="6.107cm" svg:y="8.112cm">
          <text:p text:style-name="P1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529cm" svg:y1="5.984cm" svg:x2="8.275cm" svg:y2="8.484cm" draw:start-shape="id6" draw:start-glue-point="2" draw:end-shape="id7" draw:end-glue-point="11" svg:d="m11529 5984-3254 2500">
          <text:p/>
        </draw:connector>
        <draw:frame draw:style-name="gr7" draw:text-style-name="P10" draw:layer="layout" svg:width="4.318cm" svg:height="0.865cm" svg:x="5.318cm" svg:y="7.223cm">
          <draw:text-box>
            <text:p text:style-name="P1"><text:span text:style-name="T10">Class label</text:span></text:p>
          </draw:text-box>
        </draw:frame>
        <draw:custom-shape draw:style-name="gr11" draw:text-style-name="P1" draw:layer="layout" svg:width="3.947cm" svg:height="3.048cm" svg:x="0.482cm" svg:y="4.302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2.445cm" svg:height="1.432cm" svg:x="-0.175cm" svg:y="5.918cm">
          <draw:text-box>
            <text:p text:style-name="P1"><text:span text:style-name="T11">N</text:span><text:span text:style-name="T12">j</text:span></text:p>
          </draw:text-box>
        </draw:frame>
        <draw:connector draw:style-name="gr13" draw:text-style-name="P1" draw:layer="layout" draw:type="line" svg:x1="6.107cm" svg:y1="9.382cm" svg:x2="3.746cm" svg:y2="9.372cm" draw:start-shape="id7" draw:start-glue-point="3" draw:end-shape="id3" svg:d="m6107 9382-2361-10">
          <text:p/>
        </draw:connector>
        <draw:connector draw:style-name="gr13" draw:text-style-name="P1" draw:layer="layout" draw:type="line" svg:x1="8.647cm" svg:y1="9.382cm" svg:x2="10.271cm" svg:y2="9.331cm" draw:start-shape="id7" draw:start-glue-point="1" draw:end-shape="id4" svg:d="m8647 9382 1624-51">
          <text:p/>
        </draw:connector>
        <draw:connector draw:style-name="gr13" draw:text-style-name="P1" draw:layer="layout" draw:type="line" svg:x1="3.374cm" svg:y1="10.27cm" svg:x2="7.35cm" svg:y2="11.668cm" draw:start-shape="id3" draw:start-glue-point="9" draw:end-shape="id8" draw:end-glue-point="0" svg:d="m3374 10270 3976 1398">
          <text:p/>
        </draw:connector>
        <draw:connector draw:style-name="gr13" draw:text-style-name="P1" draw:layer="layout" draw:type="line" svg:x1="10.643cm" svg:y1="10.229cm" svg:x2="7.35cm" svg:y2="11.668cm" draw:start-shape="id4" draw:start-glue-point="7" draw:end-shape="id8" svg:d="m10643 10229-3293 14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868cm" fo:page-height="14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y23 </meta:initial-creator>
    <meta:creation-date>2012-11-14T15:08:32</meta:creation-date>
    <dc:date>2012-11-15T11:01:16</dc:date>
    <dc:creator>thy23 </dc:creator>
    <meta:editing-duration>PT12M15S</meta:editing-duration>
    <meta:editing-cycles>4</meta:editing-cycles>
    <meta:generator>LibreOffice/3.6$Linux_X86_64 LibreOffice_project/360m1$Build-2</meta:generator>
    <meta:document-statistic meta:object-count="28"/>
  </office:meta>
</office:document-meta>
</file>